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7cm" fo:break-before="auto" style:use-optimal-row-height="true"/>
    </style:style>
    <style:style style:name="ro12" style:family="table-row">
      <style:table-row-properties style:row-height="3.217cm" fo:break-before="auto" style:use-optimal-row-height="true"/>
    </style:style>
    <style:style style:name="ro13" style:family="table-row">
      <style:table-row-properties style:row-height="1.637cm" fo:break-before="auto" style:use-optimal-row-height="true"/>
    </style:style>
    <style:style style:name="ro14" style:family="table-row">
      <style:table-row-properties style:row-height="2.515cm" fo:break-before="auto" style:use-optimal-row-height="true"/>
    </style:style>
    <style:style style:name="ro15" style:family="table-row">
      <style:table-row-properties style:row-height="1.9cm" fo:break-before="auto" style:use-optimal-row-height="true"/>
    </style:style>
    <style:style style:name="ro16" style:family="table-row">
      <style:table-row-properties style:row-height="1.286cm" fo:break-before="auto" style:use-optimal-row-height="true"/>
    </style:style>
    <style:style style:name="ro17" style:family="table-row">
      <style:table-row-properties style:row-height="1.579cm" fo:break-before="auto" style:use-optimal-row-height="true"/>
    </style:style>
    <style:style style:name="ro18" style:family="table-row">
      <style:table-row-properties style:row-height="4.006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3.159cm" fo:break-before="auto" style:use-optimal-row-height="true"/>
    </style:style>
    <style:style style:name="ro21" style:family="table-row">
      <style:table-row-properties style:row-height="2.485cm" fo:break-before="auto" style:use-optimal-row-height="false"/>
    </style:style>
    <style:style style:name="ro22" style:family="table-row">
      <style:table-row-properties style:row-height="1.871cm" fo:break-before="auto" style:use-optimal-row-height="true"/>
    </style:style>
    <style:style style:name="ro2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1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1" office:value-type="string" table:number-columns-spanned="2" table:number-rows-spanned="1">
            <text:p>thuma[then / limaadzaa[dlaczego / * / yah^dithu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1" office:value-type="string" table:number-columns-spanned="2" table:number-rows-spanned="1">
            <text:p>h^aytha[gdzie / an-haa[to-jest / taatiy[pochodzi / *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 się na wyższym miejscu niż miejsce dla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number-columns-repeated="2"/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1" office:value-type="string" table:number-columns-spanned="2" table:number-rows-spanned="1">
            <text:p>inna[it-is / bisaababi[because-of / <text:s/>h^adatha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1" office:value-type="string" table:number-columns-spanned="2" table:number-rows-spanned="1">
            <text:p>hal-kyaan[was? / hunaaka[there / aiyu[any / mithaal[exampl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01T10:01:16.54">
            <text:p>1201 <text:s/>100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01T10:01:16.54">
            <text:p>1201 <text:s/>1001</text:p>
          </table:table-cell>
          <table:table-cell table:style-name="ce7" table:formula="of:=NOW()" office:value-type="date" office:date-value="2021-12-01T10:01:18.03">
            <text:p>1201 <text:s/>100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01T10:01:18.03">
            <text:p>1201 <text:s/>1001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23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1">2021/12/01</text:date>, <text:time>10:0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01T10:01:17.72</dc:date>
    <dc:creator>iwabuchi ken</dc:creator>
    <meta:editing-duration>P10DT6H46M16S</meta:editing-duration>
    <meta:editing-cycles>1505</meta:editing-cycles>
    <meta:generator>OpenOffice/4.1.3$Win32 OpenOffice.org_project/413m1$Build-9783</meta:generator>
    <meta:document-statistic meta:table-count="1" meta:cell-count="172" meta:object-count="0"/>
  </office:meta>
</office:document-meta>
</file>